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weight="bold" style:font-weight-asian="bold" style:font-weight-complex="bold"/>
    </style:style>
    <style:style style:name="P3" style:family="paragraph" style:parent-style-name="Standard">
      <style:text-properties fo:language="en" fo:country="US" fo:font-weight="normal" style:font-weight-asian="normal" style:font-weight-complex="normal"/>
    </style:style>
    <style:style style:name="P4" style:family="paragraph" style:parent-style-name="Standard">
      <style:text-properties fo:language="en" fo:country="US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oftware</text:span> </text:p>
      <text:p text:style-name="P1">Anaconda 4.4.0 (64bit), Python 3.6.1</text:p>
      <text:p text:style-name="P1">Virtual environment 'dlwin36':</text:p>
      <text:p text:style-name="P1">dlib <text:s text:c="21"/><text:tab/>19.6.1 <text:s text:c="19"/><text:tab/>&lt;pip&gt;</text:p>
      <text:p text:style-name="P1">Keras <text:s text:c="20"/><text:tab/>2.0.5 <text:s text:c="20"/><text:tab/>&lt;pip&gt;</text:p>
      <text:p text:style-name="P1">numpy <text:s text:c="20"/><text:tab/>1.13.1 <text:s text:c="18"/><text:tab/>py36_0</text:p>
      <text:p text:style-name="P1">Pillow <text:s text:c="19"/><text:tab/>4.2.1 <text:s text:c="20"/><text:tab/>&lt;pip&gt;</text:p>
      <text:p text:style-name="P1">pillow <text:s text:c="19"/><text:tab/>4.2.1 <text:s text:c="19"/><text:tab/>py36_0</text:p>
      <text:p text:style-name="P1">python <text:s text:c="19"/><text:tab/>3.6.2 <text:s text:c="24"/><text:tab/>0</text:p>
      <text:p text:style-name="P1">scikit-image <text:s text:c="13"/><text:tab/>0.13.0 <text:s text:c="19"/><text:tab/>&lt;pip&gt;</text:p>
      <text:p text:style-name="P1">scipy <text:s text:c="20"/><text:tab/>0.19.1 <text:s text:c="13"/><text:tab/>np113py36_0</text:p>
      <text:p text:style-name="P1">Theano <text:s text:c="19"/><text:tab/>0.9.0 <text:s text:c="20"/><text:tab/>&lt;pip&gt;</text:p>
      <text:p text:style-name="P1">opencv-python <text:s text:c="9"/><text:tab/>3.3.0+contrib <text:s text:c="12"/><text:tab/>&lt;pip&gt;</text:p>
      <text:p text:style-name="P1"/>
      <text:p text:style-name="P1">Database: Yale B Extended (28 People, each having 585 images with differend light conditions and poses, grayscale, mostly frontalized)</text:p>
      <text:p text:style-name="P1"/>
      <text:p text:style-name="P2">Face Detection</text:p>
      <text:p text:style-name="P3">Convert images from pgm to jpg with pillow (PIL in python)</text:p>
      <text:p text:style-name="P3"/>
      <text:p text:style-name="P3">For testing used only yaleB11 folder, which contains all images (585) of one person including different lighting conditions and poses.</text:p>
      <text:p text:style-name="P3"/>
      <text:p text:style-name="P3">First face detection approach using only haarcascades from OpenCV withouth pre-processing resulting in 69% success.</text:p>
      <text:p text:style-name="P3"/>
      <text:p text:style-name="P3">Second approach did pre-processing before haarcascades of each image using histogram-equalization from openCV with default settings resulting in 99% success.</text:p>
      <text:p text:style-name="P3"/>
      <text:p text:style-name="P3">Third approached was a mixture of both. At first no pre-processing was applied before haarcascades and when a face was detected nothing else happened. If there was an image where no face has been detected, the image was processed using default histogram-equalization and then the face-detection was tried again.</text:p>
      <text:p text:style-name="P3">So histogram-equalization was only applied to images, where no face was detected at first resulting in also 99% success.</text:p>
      <text:p text:style-name="P3"/>
      <text:p text:style-name="P3">Fourth approach was like third one, but instead of default histogram-equalization, adaptive histogram-equalization was used resulting in 82% success.</text:p>
      <text:p text:style-name="P3">(settings: CLAHE with clipLimit=2, tileGridSize=(8,8))</text:p>
      <text:p text:style-name="P3"/>
      <text:p text:style-name="P3">Fifth approach like fourth, but with clipLimit=10, tileGridSize=(20,20) resulting in 85% success.</text:p>
      <text:p text:style-name="P3"/>
      <text:p text:style-name="P3">Sixth approach like fourth with clipLimit=15, tileGridSize=(50,50) resulting in 74% success.</text:p>
      <text:p text:style-name="P3"/>
      <text:p text:style-name="P3">Histogram-equalization according to</text:p>
      <text:p text:style-name="P3">http://docs.opencv.org/3.1.0/d5/daf/tutorial_py_histogram_equalization.html</text:p>
      <text:p text:style-name="P3"/>
      <text:p text:style-name="P3">→ Third approach was used (default histogram-equalization after haarcascades detection failed) resulting in 83% success on complete dataset (compared to 57% on complete dataset without histogram-equalizatio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12T20:52:28.38</meta:creation-date>
    <dc:date>2017-09-13T14:35:36.15</dc:date>
    <meta:editing-duration>PT21M47S</meta:editing-duration>
    <meta:editing-cycles>16</meta:editing-cycles>
    <meta:generator>OpenOffice/4.1.3$Win32 OpenOffice.org_project/413m1$Build-9783</meta:generator>
    <meta:document-statistic meta:table-count="0" meta:image-count="0" meta:object-count="0" meta:page-count="1" meta:paragraph-count="28" meta:word-count="271" meta:character-count="2415"/>
  </office:meta>
</office:document-meta>
</file>